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180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10" style:family="table-cell" style:parent-style-name="Default">
      <style:table-cell-properties fo:background-color="#00cc33" fo:border="0.06pt solid #000000"/>
    </style:style>
    <style:style style:name="ce11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/UPMsocial/usuarios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ena de consulta</text:p>
          </table:table-cell>
          <table:table-cell office:value-type="string" calcext:value-type="string">
            <text:p>nombre=</text:p>
          </table:table-cell>
          <table:table-cell office:value-type="string" calcext:value-type="string">
            <text:p>Filtrar por nombre de usu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uelv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 y POX (/UPMsocial/usuarios+xml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t foun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Obtener una lista de posts publicados por un usuario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 table:number-columns-spanned="2" table:number-rows-spanned="1">
            <text:p>/UPMsocial/[usuario]/posts</text:p>
          </table:table-cell>
          <table:covered-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ena de consulta</text:p>
          </table:table-cell>
          <table:table-cell table:style-name="ce7" office:value-type="string" calcext:value-type="string">
            <text:p>nombre=</text:p>
          </table:table-cell>
          <table:table-cell table:style-name="ce10" office:value-type="string" calcext:value-type="string">
            <text:p>Filtrar por nombre de usuario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dt=</text:p>
          </table:table-cell>
          <table:table-cell table:style-name="ce11" office:value-type="string" calcext:value-type="string">
            <text:p>Filtrar por fech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tart=</text:p>
          </table:table-cell>
          <table:table-cell table:style-name="ce11" office:value-type="string" calcext:value-type="string">
            <text:p>Posición del primer usuario solicitado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end=</text:p>
          </table:table-cell>
          <table:table-cell table:style-name="ce11" office:value-type="string" calcext:value-type="string">
            <text:p>Posición del ultimo usuario solicit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uelv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 y POX (/UPMsocial/posts+xml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t found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ce3" office:value-type="string" calcext:value-type="string" table:number-columns-spanned="3" table:number-rows-spanned="1">
            <text:p>Obtener el número de posts publicados por un usuario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 table:number-columns-spanned="2" table:number-rows-spanned="1">
            <text:p>/UPMsocial/[usuario]/posts/count</text:p>
          </table:table-cell>
          <table:covered-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ena de consulta</text:p>
          </table:table-cell>
          <table:table-cell table:style-name="ce8" office:value-type="string" calcext:value-type="string">
            <text:p>dt_start=</text:p>
          </table:table-cell>
          <table:table-cell table:style-name="ce11" office:value-type="string" calcext:value-type="string">
            <text:p>Fecha de los primeros post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dt_end=</text:p>
          </table:table-cell>
          <table:table-cell table:style-name="ce11" office:value-type="string" calcext:value-type="string">
            <text:p>Fecha de los ultimos po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uelv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 y POX (/UPMsocial/posts+xml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t found</text:p>
          </table: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Adicíon de un nuevo post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 table:number-columns-spanned="2" table:number-rows-spanned="1">
            <text:p>/UPMsocial/[usuario]/posts</text:p>
          </table:table-cell>
          <table:covered-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P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erpo de peticion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/UPMsocial/post+x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uelv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 and cabecera de locat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Unsupported Media Typ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Modificación de un nuevo post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 table:number-columns-spanned="2" table:number-rows-spanned="1">
            <text:p>/UPMsocial/[usuario]/posts/[hash]</text:p>
          </table:table-cell>
          <table:covered-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erpo de peticion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/UPMsocial/post+x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uelv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 and cabecera de locat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t found(*)</text:p>
          </table:table-cell>
          <table:table-cell/>
          <table:table-cell office:value-type="string" calcext:value-type="string">
            <text:p>(*) evita el uso de put para crear post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Unsupported Media Typ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Eliminación de un post existente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 table:number-columns-spanned="2" table:number-rows-spanned="1">
            <text:p>/UPMsocial/[usuario]/posts/[hash]</text:p>
          </table:table-cell>
          <table:covered-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DE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uelv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t found(*)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3:34:17.929699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4-19T00:25:25.291323035</dc:date>
    <meta:editing-duration>PT36M50S</meta:editing-duration>
    <meta:editing-cycles>7</meta:editing-cycles>
    <meta:generator>LibreOffice/5.0.5.2$Linux_X86_64 LibreOffice_project/00m0$Build-2</meta:generator>
    <meta:document-statistic meta:table-count="1" meta:cell-count="97" meta:object-count="0"/>
  </office:meta>
</office:document-meta>
</file>